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Liberation Sans1" svg:font-family="'Liberation Sans'" style:font-pitch="variable"/>
    <style:font-face style:name="Nimbus Mono" svg:font-family="'Nimbus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8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9.05cm" fo:min-width="4.8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3.5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1.802cm" fo:min-width="1.764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994cm" fo:min-width="1.764cm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2.154cm" fo:min-width="1.76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3.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2.65cm" fo:min-width="1.76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2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0.914cm"/>
    </style:style>
    <style:style style:name="gr13" style:family="graphic" style:parent-style-name="objectwithoutfill">
      <style:graphic-properties svg:stroke-color="#3333ff" draw:fill="none" draw:textarea-vertical-align="middle"/>
    </style:style>
    <style:style style:name="gr14" style:family="graphic" style:parent-style-name="standard">
      <style:graphic-properties svg:stroke-width="0.018cm" svg:stroke-color="#3333ff" draw:marker-start-width="0.227cm" draw:marker-end-width="0.227cm" draw:fill-color="#ffffff" draw:textarea-horizontal-align="justify" draw:textarea-vertical-align="top" draw:auto-grow-height="false" fo:min-height="5.732cm" fo:min-width="7.971cm" fo:padding-top="0.134cm" fo:padding-bottom="0.134cm" fo:padding-left="0.259cm" fo:padding-right="0.259cm"/>
    </style:style>
    <style:style style:name="gr15" style:family="graphic" style:parent-style-name="standard">
      <style:graphic-properties svg:stroke-color="#3333ff" draw:fill-color="#ffffff" draw:textarea-horizontal-align="justify" draw:textarea-vertical-align="top" draw:auto-grow-height="false" fo:min-height="5.75cm" fo:min-width="7.9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imbus Mono1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Nimbus Mono1"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pt" fo:background-color="#ffffff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style:font-name="Nimbus Mono1" fo:font-size="9pt" style:font-size-asian="9pt" style:font-size-complex="9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color="#3333ff" style:font-name="Nimbus Mono1" fo:font-size="9pt" style:font-size-asian="9pt" style:font-size-complex="9pt"/>
    </style:style>
    <style:style style:name="T1" style:family="text">
      <style:text-properties style:font-name="Nimbus Mono1"/>
    </style:style>
    <style:style style:name="T2" style:family="text">
      <style:text-properties style:font-name="Nimbus Mono1" fo:font-size="9pt" style:font-size-asian="9pt" style:font-size-complex="9pt"/>
    </style:style>
    <style:style style:name="T3" style:family="text">
      <style:text-properties style:font-name="Nimbus Mono1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Nimbus Mon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Nimbus Mono1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Nimbus Mono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7" style:family="text">
      <style:text-properties style:font-name="Nimbus Mono1" fo:font-size="9pt" style:text-underline-style="none" fo:font-weight="normal" style:font-size-asian="9pt" style:font-weight-asian="normal" style:font-size-complex="9pt" style:font-weight-complex="normal"/>
    </style:style>
    <style:style style:name="T8" style:family="text">
      <style:text-properties style:font-name="Nimbus Mono1" fo:font-size="9pt" style:text-underline-style="none" fo:font-weight="bold" style:font-size-asian="9pt" style:font-weight-asian="bold" style:font-size-complex="9pt" style:font-weight-complex="bold"/>
    </style:style>
    <style:style style:name="T9" style:family="text">
      <style:text-properties style:font-name="Nimbus Mono1" fo:font-size="10pt" style:text-underline-style="solid" style:text-underline-width="auto" style:text-underline-color="font-color" fo:background-color="#ffffff" style:font-size-asian="10pt" style:font-size-complex="10pt"/>
    </style:style>
    <style:style style:name="T10" style:family="text">
      <style:text-properties style:font-name="Nimbus Mono1" fo:font-size="10pt" fo:background-color="#ffffff" style:font-size-asian="10pt" style:font-size-complex="10pt"/>
    </style:style>
    <style:style style:name="T11" style:family="text">
      <style:text-properties style:font-name="Nimbus Mono1" fo:font-size="7pt" fo:background-color="#ffffff" style:font-size-asian="7pt" style:font-size-complex="7pt"/>
    </style:style>
    <style:style style:name="T12" style:family="text">
      <style:text-properties fo:font-size="10pt" fo:background-color="#ffffff" style:font-size-asian="10pt" style:font-size-complex="10pt"/>
    </style:style>
    <style:style style:name="T13" style:family="text">
      <style:text-properties fo:color="#3333ff" style:font-name="Nimbus Mono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3333ff" style:font-name="Nimbus Mono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3cm" svg:height="1.7cm" svg:x="2.1cm" svg:y="4.8cm">
          <text:p text:style-name="P1"><text:span text:style-name="T1">METAP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1.7cm" svg:x="2.1cm" svg:y="4.8cm">
          <text:p text:style-name="P1"><text:span text:style-name="T1">METAPO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3cm" svg:height="9.3cm" draw:transform="skewX (0.00628318530717959) translate (2.1cm 6.5cm)">
          <text:p text:style-name="P3"><text:span text:style-name="T2">Création des glyphs et </text:span></text:p>
          <text:p text:style-name="P3"><text:span text:style-name="T2">de leurs fonctions.</text:span></text:p>
          <text:p text:style-name="P3"><text:span text:style-name="T2"/></text:p>
          <text:p text:style-name="P3"><text:span text:style-name="T3">Les glyphs</text:span></text:p>
          <text:p text:style-name="P3"><text:span text:style-name="T2"/></text:p>
          <text:p text:style-name="P3"><text:span text:style-name="T2">UC/</text:span></text:p>
          <text:p text:style-name="P3"><text:span text:style-name="T2"><text:tab/></text:span><text:span text:style-name="T4">A.mp</text:span><text:span text:style-name="T2">,</text:span><text:span text:style-name="T4"> B.mp</text:span><text:span text:style-name="T2"> …</text:span></text:p>
          <text:p text:style-name="P3"><text:span text:style-name="T2"/></text:p>
          <text:p text:style-name="P3"><text:span text:style-name="T2">LC/</text:span></text:p>
          <text:p text:style-name="P3"><text:span text:style-name="T2"><text:tab/></text:span><text:span text:style-name="T4">a.mp</text:span><text:span text:style-name="T2">, </text:span><text:span text:style-name="T4">b.mp</text:span><text:span text:style-name="T2"> …</text:span></text:p>
          <text:p text:style-name="P3"><text:span text:style-name="T2"/></text:p>
          <text:p text:style-name="P3"><text:span text:style-name="T2">NMB/</text:span></text:p>
          <text:p text:style-name="P3"><text:span text:style-name="T2"><text:tab/></text:span><text:span text:style-name="T4">1.mp</text:span><text:span text:style-name="T2">, </text:span><text:span text:style-name="T4">2.mp </text:span><text:span text:style-name="T2">...</text:span></text:p>
          <text:p text:style-name="P3"><text:span text:style-name="T2"/></text:p>
          <text:p text:style-name="P3"><text:span text:style-name="T3">Les fonctions</text:span></text:p>
          <text:p text:style-name="P3"><text:span text:style-name="T2"/></text:p>
          <text:p text:style-name="P3"><text:span text:style-name="T5">/</text:span><text:span text:style-name="T4">def.mp</text:span></text:p>
          <text:p text:style-name="P3"><text:span text:style-name="T4"/></text:p>
          <text:p text:style-name="P3"><text:span text:style-name="T6">Les variables globales</text:span></text:p>
          <text:p text:style-name="P3"><text:span text:style-name="T6"/></text:p>
          <text:p text:style-name="P3"><text:span text:style-name="T7">/</text:span><text:span text:style-name="T8">param.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1.7cm" svg:x="9.675cm" svg:y="4.8cm">
          <text:p text:style-name="P1"><text:span text:style-name="T1">METAFO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3cm" svg:height="3.8cm" draw:transform="skewX (0.00628318530717959) translate (9.675cm 6.5cm)">
          <text:p text:style-name="P3"><text:span text:style-name="T2">Création des metrics, </text:span></text:p>
          <text:p text:style-name="P3"><text:span text:style-name="T2">des kerning,de l'info </text:span><text:span text:style-name="T2"><text:line-break/></text:span><text:span text:style-name="T2">fonte, et de l'encodage </text:span></text:p>
          <text:p text:style-name="P3"><text:span text:style-name="T2">des ligatures.</text:span></text:p>
          <text:p text:style-name="P3"><text:span text:style-name="T2"/></text:p>
          <text:p text:style-name="P3"><text:span text:style-name="T3">Dans un seul fichier</text:span></text:p>
          <text:p text:style-name="P3"><text:span text:style-name="T3"/></text:p>
          <text:p text:style-name="P3"><text:span text:style-name="T7">/</text:span><text:span text:style-name="T8">info.mf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703cm" svg:y1="15.811cm" svg:x2="3.3cm" svg:y2="18.6cm" draw:end-shape="id1" draw:end-glue-point="4" svg:d="M2703 15811l597 2789" svg:viewBox="0 0 598 2790">
          <text:p/>
        </draw:connector>
        <draw:connector draw:style-name="gr4" draw:text-style-name="P5" draw:layer="layout" draw:type="line" svg:x1="4.692cm" svg:y1="15.8cm" svg:x2="9.3cm" svg:y2="21.6cm" draw:start-shape="id2" draw:end-shape="id3" draw:end-glue-point="4" svg:d="M4692 15800l4608 5800" svg:viewBox="0 0 4609 5801">
          <text:p/>
        </draw:connector>
        <draw:custom-shape draw:style-name="gr5" draw:text-style-name="P6" xml:id="id1" draw:id="id1" draw:layer="layout" svg:width="3.2cm" svg:height="2.9cm" svg:x="1.7cm" svg:y="18.6cm">
          <text:p text:style-name="P1"><text:span text:style-name="T9">PrévisuaLisation</text:span></text:p>
          <text:p text:style-name="P1"><text:span text:style-name="T10">---</text:span></text:p>
          <text:p text:style-name="P1"><text:span text:style-name="T10">$ Bash preview.sh A</text:span></text:p>
          <text:p text:style-name="P1"><text:span text:style-name="T11">//pour visualiser la lettre A</text:span></text:p>
          <text:p text:style-name="P1"><text:span text:style-name="T12"/></text:p>
          <text:p text:style-name="P1"><text:span text:style-name="T12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3.2cm" svg:height="6cm" svg:x="7.7cm" svg:y="21.6cm">
          <text:p text:style-name="P1"><text:span text:style-name="T9">Convertir les glyphs en .svg</text:span></text:p>
          <text:p text:style-name="P1"><text:span text:style-name="T10">---</text:span></text:p>
          <text:p text:style-name="P1"><text:span text:style-name="T10">$ Bash exe.sh</text:span></text:p>
          <text:p text:style-name="P1"><text:span text:style-name="T10">---</text:span></text:p>
          <text:p text:style-name="P1"><text:span text:style-name="T10"/></text:p>
          <text:p text:style-name="P1"><text:span text:style-name="T10">Les fichiers se placent </text:span></text:p>
          <text:p text:style-name="P1"><text:span text:style-name="T10">dans le répertoire</text:span></text:p>
          <text:p text:style-name="P1"><text:span text:style-name="T10">/sv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301cm" svg:y1="10.3cm" svg:x2="12.338cm" svg:y2="15.755cm" draw:start-shape="id4" draw:start-glue-point="2" svg:d="M12301 10300l37 5455" svg:viewBox="0 0 38 5456">
          <text:p/>
        </draw:connector>
        <draw:custom-shape draw:style-name="gr7" draw:text-style-name="P6" xml:id="id5" draw:id="id5" draw:layer="layout" svg:width="3.2cm" svg:height="3.4cm" svg:x="10.7cm" svg:y="15.8cm">
          <text:p text:style-name="P1"><text:span text:style-name="T9">Création du fichier .ttf avec</text:span></text:p>
          <text:p text:style-name="P1"><text:span text:style-name="T9">Les infos du fichier .mf</text:span></text:p>
          <text:p text:style-name="P1"><text:span text:style-name="T10">---</text:span></text:p>
          <text:p text:style-name="P1"><text:span text:style-name="T10">$ mftrace info.mf</text:span></text:p>
          <text:p text:style-name="P1"><text:span text:style-name="T10">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3cm" svg:y1="19.2cm" svg:x2="15.2cm" svg:y2="25.1cm" draw:start-shape="id5" draw:start-glue-point="8" draw:end-shape="id6" draw:end-glue-point="4" svg:d="M12300 19200l2900 5900" svg:viewBox="0 0 2901 5901">
          <text:p/>
        </draw:connector>
        <draw:custom-shape draw:style-name="gr8" draw:text-style-name="P2" xml:id="id9" draw:id="id9" draw:layer="layout" svg:width="3.9cm" svg:height="3.3cm" svg:x="14cm" svg:y="34.6cm">
          <text:p text:style-name="P1"><text:span text:style-name="T1">Fonte.OTF</text:span></text:p>
          <text:p text:style-name="P1"><text:span text:style-name="T1">Fonte.SF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3cm" svg:y1="27.6cm" svg:x2="5.832cm" svg:y2="31.2cm" draw:start-shape="id3" draw:start-glue-point="8" draw:end-shape="id7" draw:end-glue-point="11" svg:d="M9300 27600l-3468 3600" svg:viewBox="0 0 3469 3601">
          <text:p/>
        </draw:connector>
        <draw:custom-shape draw:style-name="gr9" draw:text-style-name="P6" xml:id="id7" draw:id="id7" draw:layer="layout" svg:width="3.2cm" svg:height="4.1cm" svg:x="3.1cm" svg:y="30.6cm">
          <text:p text:style-name="P1"><text:span text:style-name="T9">Importation automatique</text:span></text:p>
          <text:p text:style-name="P1"><text:span text:style-name="T9">des .svg dans le fichier</text:span></text:p>
          <text:p text:style-name="P1"><text:span text:style-name="T9">.otf et .sfd</text:span></text:p>
          <text:p text:style-name="P1"><text:span text:style-name="T10">---</text:span></text:p>
          <text:p text:style-name="P1"><text:span text:style-name="T10">$ python importSVG.py</text:span></text:p>
          <text:p text:style-name="P1"><text:span text:style-name="T12"/></text:p>
          <text:p text:style-name="P1"><text:span text:style-name="T12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8" draw:id="id8" draw:layer="layout" svg:width="2.8cm" svg:height="3.7cm" svg:x="1.6cm" svg:y="23.5cm">
          <text:p text:style-name="P1"><text:span text:style-name="T2">Affichage </text:span></text:p>
          <text:p text:style-name="P1"><text:span text:style-name="T2">Du glyph</text:span></text:p>
          <text:p text:style-name="P1"><text:span text:style-name="T2">au format .png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3.3cm" svg:y1="21.5cm" svg:x2="3cm" svg:y2="23.5cm" draw:start-shape="id1" draw:start-glue-point="8" draw:end-shape="id8" draw:end-glue-point="0" svg:d="M3300 21500l-300 2000" svg:viewBox="0 0 301 2001">
          <text:p/>
        </draw:connector>
        <draw:connector draw:style-name="gr4" draw:text-style-name="P5" draw:layer="layout" draw:type="line" svg:x1="6.3cm" svg:y1="32.65cm" svg:x2="14cm" svg:y2="36.25cm" draw:start-shape="id7" draw:start-glue-point="10" draw:end-shape="id9" draw:end-glue-point="3" svg:d="M6300 32650l7700 3600" svg:viewBox="0 0 7701 3601">
          <text:p/>
        </draw:connector>
        <draw:custom-shape draw:style-name="gr12" draw:text-style-name="P8" draw:layer="layout" svg:width="2cm" svg:height="2.1cm" svg:x="16.9cm" svg:y="3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5" draw:layer="layout" draw:type="line" svg:x1="4.9cm" svg:y1="20.05cm" svg:x2="19.31cm" svg:y2="7.7cm" draw:start-shape="id1" draw:start-glue-point="10" draw:end-shape="id10" svg:d="M4900 20050l14410-12350" svg:viewBox="0 0 14411 12351">
          <text:p/>
        </draw:connector>
        <draw:custom-shape draw:style-name="gr14" draw:text-style-name="P9" xml:id="id10" draw:id="id10" draw:layer="layout" svg:width="8.489cm" svg:height="6cm" draw:transform="skewX (0.00628318530717959) translate (19.338cm 4.7cm)">
          <text:p text:style-name="P3"><text:span text:style-name="T13">PREVIEW.SH</text:span></text:p>
          <text:p text:style-name="P3"><text:span text:style-name="T14">----------</text:span></text:p>
          <text:p text:style-name="P3"><text:span text:style-name="T14">//script pour visualiser </text:span></text:p>
          <text:p text:style-name="P3"><text:span text:style-name="T14">//les lettres</text:span></text:p>
          <text:p text:style-name="P3"><text:span text:style-name="T14">----------</text:span></text:p>
          <text:p text:style-name="P3"><text:span text:style-name="T14">$ bash preview.sh A</text:span></text:p>
          <text:p text:style-name="P3"><text:span text:style-name="T14">----------</text:span></text:p>
          <text:p text:style-name="P3"><text:span text:style-name="T13">LETTER=$1</text:span></text:p>
          <text:p text:style-name="P3"><text:span text:style-name="T13">mpost -s 'outputformat="svg"' UC/$LETTER.mp</text:span></text:p>
          <text:p text:style-name="P3"><text:span text:style-name="T13">mv $LETTER*.svg svg/$LETTER.svg</text:span></text:p>
          <text:p text:style-name="P3"><text:span text:style-name="T13">convert svg/$LETTER.svg <text:s/>png/$LETTER.png</text:span></text:p>
          <text:p text:style-name="P3"><text:span text:style-name="T13">eog png/$LETTER.png</text:span></text:p>
          <text:p text:style-name="P3"><text:span text:style-name="T14">---------</text:span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10.9cm" svg:y1="24.6cm" svg:x2="20.319cm" svg:y2="14cm" draw:start-shape="id3" draw:start-glue-point="10" svg:d="M10900 24600l9419-10600" svg:viewBox="0 0 9420 10601">
          <text:p/>
        </draw:connector>
        <draw:custom-shape draw:style-name="gr15" draw:text-style-name="P9" draw:layer="layout" svg:width="8.489cm" svg:height="6cm" draw:transform="skewX (0.00628318530717959) translate (19.338cm 11.2cm)">
          <text:p text:style-name="P3"><text:span text:style-name="T13">EXE.SH</text:span></text:p>
          <text:p text:style-name="P3"><text:span text:style-name="T14">----------</text:span></text:p>
          <text:p text:style-name="P3"><text:span text:style-name="T14">//script pour executer toute la fonte </text:span></text:p>
          <text:p text:style-name="P3"><text:span text:style-name="T14">----------</text:span></text:p>
          <text:p text:style-name="P3"><text:span text:style-name="T14">$ bash exe.sh</text:span></text:p>
          <text:p text:style-name="P3"><text:span text:style-name="T14">----------</text:span></text:p>
          <text:p text:style-name="P3"><text:span text:style-name="T13">Fait</text:span></text:p>
          <text:p text:style-name="P3"><text:span text:style-name="T14">---------</text:span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2cm" svg:height="3.4cm" svg:x="13.6cm" svg:y="25.1cm">
          <text:p text:style-name="P1"><text:span text:style-name="T9">Convertion du .ttf en</text:span></text:p>
          <text:p text:style-name="P1"><text:span text:style-name="T9">.otf et .sfd</text:span></text:p>
          <text:p text:style-name="P1"><text:span text:style-name="T10">---</text:span></text:p>
          <text:p text:style-name="P1"><text:span text:style-name="T10">$ mftrace ttf2sfd.mf</text:span></text:p>
          <text:p text:style-name="P1"><text:span text:style-name="T10">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6cm" svg:y1="26.8cm" svg:x2="5.832cm" svg:y2="31.2cm" draw:start-shape="id6" draw:start-glue-point="6" draw:end-shape="id7" draw:end-glue-point="11" svg:d="M13600 26800l-7768 4400" svg:viewBox="0 0 7769 4401">
          <text:p/>
        </draw:connector>
        <draw:custom-shape draw:style-name="gr15" draw:text-style-name="P9" xml:id="id11" draw:id="id11" draw:layer="layout" svg:width="8.489cm" svg:height="6cm" draw:transform="skewX (0.00628318530717959) translate (19.338cm 25.9cm)">
          <text:p text:style-name="P3"><text:span text:style-name="T13">importSVG.PY</text:span></text:p>
          <text:p text:style-name="P3"><text:span text:style-name="T14">----------</text:span></text:p>
          <text:p text:style-name="P3"><text:span text:style-name="T14">//script pour importer automatiquement</text:span></text:p>
          <text:p text:style-name="P3"><text:span text:style-name="T14">//tout les .svg dans le fichier fonte. </text:span></text:p>
          <text:p text:style-name="P3"><text:span text:style-name="T14">----------</text:span></text:p>
          <text:p text:style-name="P3"><text:span text:style-name="T14">$ python import.sh</text:span></text:p>
          <text:p text:style-name="P3"><text:span text:style-name="T14">----------</text:span></text:p>
          <text:p text:style-name="P3"><text:span text:style-name="T13">Fait</text:span></text:p>
          <text:p text:style-name="P3"><text:span text:style-name="T14">---------</text:span></text:p>
          <text:p text:style-name="P3"><text:span text:style-name="T14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" svg:x1="6.3cm" svg:y1="32.65cm" svg:x2="19.319cm" svg:y2="28.9cm" draw:end-shape="id11" draw:end-glue-point="3" svg:d="M6300 32650l13019-3750" svg:viewBox="0 0 13020 3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Liberation Sans1" svg:font-family="'Liberation Sans'" style:font-pitch="variable"/>
    <style:font-face style:name="Nimbus Mono" svg:font-family="'Nimbus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2:36:34.005067282</meta:creation-date>
    <meta:editing-duration>PT3H55M20S</meta:editing-duration>
    <meta:editing-cycles>22</meta:editing-cycles>
    <meta:generator>LibreOffice/5.0.4.2$Linux_X86_64 LibreOffice_project/00m0$Build-2</meta:generator>
    <dc:date>2016-02-18T11:30:46.296149339</dc:date>
    <meta:document-statistic meta:object-count="27"/>
  </office:meta>
</office:document-meta>
</file>